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E0000001E0120C30813F677339.png" manifest:media-type="image/png"/>
  <manifest:file-entry manifest:full-path="Pictures/1000020100000AE200000BB8B8584A8C89E1E6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dce9c1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Open Sans" officeooo:rsid="00db62ad" officeooo:paragraph-rsid="00409218"/>
    </style:style>
    <style:style style:name="P6" style:family="paragraph" style:parent-style-name="Standard">
      <style:paragraph-properties fo:text-align="center" style:justify-single-word="false"/>
      <style:text-properties style:font-name="Open Sans" fo:font-size="10pt" fo:font-style="italic" officeooo:rsid="00b67297" officeooo:paragraph-rsid="00409218" fo:background-color="transparent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Open Sans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text-align="center" style:justify-single-word="false"/>
      <style:text-properties style:font-name="Open Sans" fo:font-size="4pt" fo:font-style="italic" officeooo:rsid="00b67297" officeooo:paragraph-rsid="00e4b725" fo:background-color="transparent" style:font-size-asian="3.5pt" style:font-style-asian="italic" style:font-size-complex="4pt" style:font-style-complex="italic"/>
    </style:style>
    <style:style style:name="P9" style:family="paragraph" style:parent-style-name="Standard">
      <style:paragraph-properties fo:text-align="center" style:justify-single-word="false"/>
      <style:text-properties style:font-name="Open Sans" fo:font-size="4pt" fo:font-style="italic" officeooo:rsid="00e4b725" officeooo:paragraph-rsid="00e4b725" fo:background-color="transparent" style:font-size-asian="3.5pt" style:font-style-asian="italic" style:font-size-complex="4pt" style:font-style-complex="italic"/>
    </style:style>
    <style:style style:name="P10" style:family="paragraph" style:parent-style-name="Standard">
      <style:paragraph-properties fo:text-align="center" style:justify-single-word="false"/>
      <style:text-properties style:font-name="Open Sans" fo:font-size="4pt" fo:font-style="italic" officeooo:rsid="00b67297" officeooo:paragraph-rsid="00e4b725" fo:background-color="transparent" style:font-size-asian="4pt" style:font-style-asian="italic" style:font-size-complex="4pt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font-name="Open Sans" fo:font-size="4pt" fo:font-style="italic" officeooo:rsid="00b67297" officeooo:paragraph-rsid="00ec8c05" fo:background-color="transparent" style:font-size-asian="4pt" style:font-style-asian="italic" style:font-size-complex="4pt" style:font-style-complex="italic"/>
    </style:style>
    <style:style style:name="P12" style:family="paragraph" style:parent-style-name="Standard">
      <style:text-properties style:font-name="Open Sans" fo:font-size="4pt" officeooo:paragraph-rsid="00e7b6f1" style:font-size-asian="3.5pt" style:font-size-complex="4pt"/>
    </style:style>
    <style:style style:name="P13" style:family="paragraph" style:parent-style-name="Standard">
      <style:text-properties officeooo:paragraph-rsid="00dce9c1"/>
    </style:style>
    <style:style style:name="P14" style:family="paragraph" style:parent-style-name="Standard">
      <style:paragraph-properties fo:text-align="center" style:justify-single-word="false"/>
      <style:text-properties fo:font-style="italic" officeooo:rsid="00b054d5" officeooo:paragraph-rsid="00b054d5" fo:background-color="transparent" style:font-style-asian="italic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style:font-name="Open Sans" fo:font-size="8pt" fo:font-weight="bold" officeooo:rsid="00819f03" officeooo:paragraph-rsid="00e4b725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Open Sans" fo:font-size="7pt" officeooo:rsid="00d4ac60" officeooo:paragraph-rsid="00e7b6f1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style:font-name="Open Sans" fo:font-size="7pt" officeooo:rsid="00d4ac60" officeooo:paragraph-rsid="00efa13e" style:font-size-asian="7pt" style:font-size-complex="7pt"/>
    </style:style>
    <style:style style:name="P18" style:family="paragraph" style:parent-style-name="Table_20_Contents">
      <style:paragraph-properties fo:text-align="end" style:justify-single-word="false"/>
      <style:text-properties style:font-name="Open Sans" fo:font-size="7pt" officeooo:rsid="00cdbc1c" officeooo:paragraph-rsid="00e7b6f1" style:font-size-asian="7pt" style:font-size-complex="7pt"/>
    </style:style>
    <style:style style:name="P19" style:family="paragraph" style:parent-style-name="Table_20_Contents">
      <style:text-properties style:font-name="Open Sans" fo:font-size="7pt" officeooo:rsid="0098b42b" officeooo:paragraph-rsid="00e7b6f1" style:font-size-asian="7pt" style:font-size-complex="7pt"/>
    </style:style>
    <style:style style:name="P20" style:family="paragraph" style:parent-style-name="Table_20_Contents">
      <style:paragraph-properties fo:text-align="end" style:justify-single-word="false"/>
      <style:text-properties style:font-name="Open Sans" fo:font-size="7pt" officeooo:rsid="00b3dd8b" officeooo:paragraph-rsid="00e7b6f1" style:font-size-asian="7pt" style:font-size-complex="7pt"/>
    </style:style>
    <style:style style:name="P21" style:family="paragraph" style:parent-style-name="Table_20_Contents">
      <style:paragraph-properties fo:text-align="end" style:justify-single-word="false"/>
      <style:text-properties style:font-name="Open Sans" fo:font-size="7pt" officeooo:rsid="00b75211" officeooo:paragraph-rsid="00e7b6f1" style:font-size-asian="7pt" style:font-size-complex="7pt"/>
    </style:style>
    <style:style style:name="P22" style:family="paragraph" style:parent-style-name="Table_20_Contents">
      <style:paragraph-properties fo:text-align="end" style:justify-single-word="false"/>
      <style:text-properties style:font-name="Open Sans" fo:font-size="7pt" officeooo:rsid="00f63ac6" officeooo:paragraph-rsid="00f63ac6" style:font-size-asian="7pt" style:font-size-complex="7pt"/>
    </style:style>
    <style:style style:name="P23" style:family="paragraph" style:parent-style-name="Table_20_Contents">
      <style:paragraph-properties fo:text-align="end" style:justify-single-word="false"/>
      <style:text-properties style:font-name="Open Sans" fo:font-size="7pt" officeooo:rsid="00f74ea8" officeooo:paragraph-rsid="00f74ea8" style:font-size-asian="7pt" style:font-size-complex="7pt"/>
    </style:style>
    <style:style style:name="P24" style:family="paragraph" style:parent-style-name="Table_20_Contents">
      <style:paragraph-properties fo:text-align="center" style:justify-single-word="false"/>
      <style:text-properties style:font-name="Open Sans" fo:font-size="7pt" officeooo:rsid="00ffcb0a" officeooo:paragraph-rsid="0100e949" style:font-size-asian="7pt" style:font-size-complex="7pt"/>
    </style:style>
    <style:style style:name="P25" style:family="paragraph" style:parent-style-name="Table_20_Contents">
      <style:paragraph-properties fo:text-align="center" style:justify-single-word="false"/>
      <style:text-properties style:font-name="Open Sans" fo:font-size="6pt" officeooo:rsid="00cff7d9" officeooo:paragraph-rsid="00e7b6f1" style:font-size-asian="6pt" style:font-size-complex="6pt"/>
    </style:style>
    <style:style style:name="P26" style:family="paragraph" style:parent-style-name="Table_20_Contents">
      <style:paragraph-properties fo:text-align="center" style:justify-single-word="false"/>
      <style:text-properties style:font-name="Open Sans" fo:font-size="6pt" officeooo:rsid="00d01e44" officeooo:paragraph-rsid="00e7b6f1" style:font-size-asian="6pt" style:font-size-complex="6pt"/>
    </style:style>
    <style:style style:name="P27" style:family="paragraph" style:parent-style-name="Table_20_Contents">
      <style:paragraph-properties fo:text-align="center" style:justify-single-word="false"/>
      <style:text-properties style:font-name="Open Sans" fo:font-size="6pt" officeooo:rsid="00cf921e" officeooo:paragraph-rsid="00e7b6f1" style:font-size-asian="6pt" style:font-size-complex="6pt"/>
    </style:style>
    <style:style style:name="P28" style:family="paragraph" style:parent-style-name="Table_20_Contents">
      <style:paragraph-properties fo:text-align="center" style:justify-single-word="false"/>
      <style:text-properties style:font-name="Open Sans" fo:font-size="6pt" officeooo:rsid="00d081ec" officeooo:paragraph-rsid="00e7b6f1" style:font-size-asian="6pt" style:font-size-complex="6pt"/>
    </style:style>
    <style:style style:name="P29" style:family="paragraph" style:parent-style-name="Table_20_Contents">
      <style:paragraph-properties fo:text-align="center" style:justify-single-word="false"/>
      <style:text-properties style:font-name="Open Sans" fo:font-size="6pt" officeooo:rsid="00cc671b" officeooo:paragraph-rsid="00e7b6f1" style:font-size-asian="6pt" style:font-size-complex="6pt"/>
    </style:style>
    <style:style style:name="P30" style:family="paragraph" style:parent-style-name="Table_20_Contents">
      <style:paragraph-properties fo:text-align="end" style:justify-single-word="false"/>
      <style:text-properties style:font-name="Open Sans" fo:font-size="6pt" officeooo:rsid="00c77591" officeooo:paragraph-rsid="00e7b6f1" style:font-size-asian="6pt" style:font-size-complex="6pt"/>
    </style:style>
    <style:style style:name="P31" style:family="paragraph" style:parent-style-name="Table_20_Contents">
      <style:paragraph-properties fo:text-align="end" style:justify-single-word="false"/>
      <style:text-properties fo:font-size="7pt" officeooo:rsid="00c77591" officeooo:paragraph-rsid="00e7b6f1" style:font-size-asian="7pt" style:font-size-complex="7pt"/>
    </style:style>
    <style:style style:name="P32" style:family="paragraph" style:parent-style-name="Table_20_Heading">
      <style:paragraph-properties fo:text-align="center" style:justify-single-word="false"/>
      <style:text-properties style:font-name="Open Sans" fo:font-size="8pt" officeooo:rsid="007ee6a7" officeooo:paragraph-rsid="00e4b725" style:font-size-asian="8pt" style:font-size-complex="8pt"/>
    </style:style>
    <style:style style:name="P33" style:family="paragraph" style:parent-style-name="Table_20_Heading">
      <style:paragraph-properties fo:text-align="center" style:justify-single-word="false"/>
      <style:text-properties style:font-name="Open Sans" fo:font-size="8pt" officeooo:rsid="00bdfcd1" officeooo:paragraph-rsid="00e4b725" style:font-size-asian="8pt" style:font-size-complex="8pt"/>
    </style:style>
    <style:style style:name="P34" style:family="paragraph" style:parent-style-name="Table_20_Heading">
      <style:paragraph-properties fo:text-align="center" style:justify-single-word="false"/>
      <style:text-properties style:font-name="Open Sans" fo:font-size="8pt" officeooo:rsid="007fcc01" officeooo:paragraph-rsid="00e4b725" style:font-size-asian="8pt" style:font-size-complex="8pt"/>
    </style:style>
    <style:style style:name="P35" style:family="paragraph" style:parent-style-name="Table_20_Heading">
      <style:paragraph-properties fo:text-align="center" style:justify-single-word="false"/>
      <style:text-properties style:font-name="Open Sans" fo:font-size="8pt" officeooo:rsid="00b92dd5" officeooo:paragraph-rsid="00e4b725" style:font-size-asian="8pt" style:font-size-complex="8pt"/>
    </style:style>
    <style:style style:name="P36" style:family="paragraph" style:parent-style-name="Table_20_Heading">
      <style:paragraph-properties fo:text-align="center" style:justify-single-word="false"/>
      <style:text-properties style:font-name="Open Sans" fo:font-size="8pt" officeooo:rsid="00cc671b" officeooo:paragraph-rsid="00e4b725" style:font-size-asian="8pt" style:font-size-complex="8pt"/>
    </style:style>
    <style:style style:name="P37" style:family="paragraph" style:parent-style-name="Table_20_Heading">
      <style:paragraph-properties fo:text-align="center" style:justify-single-word="false"/>
      <style:text-properties style:font-name="Open Sans" fo:font-size="8pt" officeooo:rsid="00819f03" officeooo:paragraph-rsid="00e4b725" style:font-size-asian="8pt" style:font-size-complex="8pt"/>
    </style:style>
    <style:style style:name="P38" style:family="paragraph" style:parent-style-name="Table_20_Heading">
      <style:paragraph-properties fo:text-align="center" style:justify-single-word="false"/>
      <style:text-properties style:font-name="Open Sans" fo:font-size="8pt" officeooo:rsid="00ad47cc" officeooo:paragraph-rsid="00e4b725" style:font-size-asian="8pt" style:font-size-complex="8pt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Open Sans" fo:font-size="4pt" fo:font-style="italic" officeooo:rsid="00b67297" officeooo:paragraph-rsid="00fe4a6b" fo:background-color="transparent" style:font-size-asian="4pt" style:font-style-asian="italic" style:font-size-complex="4pt" style:font-style-complex="italic"/>
    </style:style>
    <style:style style:name="P40" style:family="paragraph" style:parent-style-name="Standard" style:master-page-name="">
      <loext:graphic-properties draw:fill="none"/>
      <style:paragraph-properties fo:text-align="center" style:justify-single-word="false" style:page-number="auto" fo:background-color="transparent" style:shadow="none">
        <style:tab-stops/>
      </style:paragraph-properties>
      <style:text-properties style:font-name="Open Sans" fo:font-size="4pt" fo:font-style="italic" officeooo:rsid="00b67297" officeooo:paragraph-rsid="00e7b6f1" fo:background-color="transparent" style:font-size-asian="3.5pt" style:font-style-asian="italic" style:font-size-complex="4pt" style:font-style-complex="italic"/>
    </style:style>
    <style:style style:name="P41" style:family="paragraph" style:parent-style-name="Standard">
      <style:paragraph-properties fo:text-align="center" style:justify-single-word="false"/>
      <style:text-properties officeooo:paragraph-rsid="00de473c"/>
    </style:style>
    <style:style style:name="T1" style:family="text">
      <style:text-properties officeooo:rsid="00a264a7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T5" style:family="text">
      <style:text-properties officeooo:rsid="007f2593"/>
    </style:style>
    <style:style style:name="T6" style:family="text">
      <style:text-properties officeooo:rsid="008ee85e"/>
    </style:style>
    <style:style style:name="T7" style:family="text">
      <style:text-properties officeooo:rsid="00d74018"/>
    </style:style>
    <style:style style:name="T8" style:family="text">
      <style:text-properties officeooo:rsid="00ef1882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[DOCUMENT_NAME]</text:p>
      <text:p text:style-name="P6"/>
      <text:p text:style-name="P41"><draw:frame draw:style-name="fr1" draw:name="Cadre1" text:anchor-type="paragraph" svg:x="0.004cm" svg:y="0.254cm" svg:width="18.976cm" draw:z-index="2"><draw:text-box fo:min-height="1.392cm"><text:p text:style-name="P14">Filtres</text:p><text:p text:style-name="P7">[DATA_FILTERS]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6.815cm" style:rel-column-width="57997*"/>
    </style:style>
    <style:style style:name="Table1.B" style:family="table-column">
      <style:table-column-properties style:column-width="2.185cm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dce9c1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dce9c1"/>
    </style:style>
    <style:style style:name="MT1" style:family="text">
      <style:text-properties officeooo:rsid="00a264a7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0"><draw:image xlink:href="Pictures/1000020100000AE200000BB8B8584A8C89E1E6CF.png" xlink:type="simple" xlink:show="embed" xlink:actuate="onLoad" loext:mime-type="image/png"/></draw:frame><draw:frame draw:style-name="Mfr1" draw:name="Image2" text:anchor-type="paragraph" svg:x="18.297cm" svg:y="-0.03cm" svg:width="0.753cm" svg:height="0.753cm" draw:z-index="1"><draw:image xlink:href="Pictures/10000201000001E0000001E0120C30813F677339.png" xlink:type="simple" xlink:show="embed" xlink:actuate="onLoad" loext:mime-type="image/png"/></draw:frame><text:tab/>Comptabilité</text:p>
        <text:p text:style-name="MP1"><text:tab/><text:span text:style-name="MT1">Période [PERIOD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/>
              <text:p text:style-name="MP4"><text:span text:style-name="MT4">Page </text:span><text:span text:style-name="MT4"><text:page-number text:select-page="current">0</text:page-number></text:span><text:span text:style-name="MT4"><text:s/>/ </text:span><text:span text:style-name="MT4"><text:page-count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8-12-19T10:06:48.343925399</dc:date>
    <meta:editing-duration>PT7H12M43S</meta:editing-duration>
    <meta:editing-cycles>180</meta:editing-cycles>
    <meta:generator>LibreOffice/6.0.7.3$Linux_X86_64 LibreOffice_project/00m0$Build-3</meta:generator>
    <meta:document-statistic meta:table-count="1" meta:image-count="2" meta:object-count="0" meta:page-count="1" meta:paragraph-count="8" meta:word-count="18" meta:character-count="140" meta:non-whitespace-character-count="128"/>
  </office:meta>
</office:document-meta>
</file>